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6" office:value-type="float" office:value="440" calcext:value-type="float">
            <text:p>44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8]-[.F8]" office:value-type="float" office:value="440" calcext:value-type="float">
            <text:p>44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8])" office:value-type="float" office:value="440" calcext:value-type="float">
            <text:p>44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7.09570896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7.0994766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07.424259849</dc:date>
    <meta:print-date>2019-11-26T09:35:59.125000000</meta:print-date>
    <dc:language>pt-PT</dc:language>
    <meta:editing-cycles>487</meta:editing-cycles>
    <meta:editing-duration>PT14H38M39S</meta:editing-duration>
    <meta:document-statistic meta:table-count="1" meta:cell-count="61" meta:object-count="0"/>
    <meta:user-defined meta:name="Info 0"/>
    <meta:user-defined meta:name="Info 1"/>
    <meta:user-defined meta:name="Info 2"/>
    <meta:user-defined meta:name="Info 3"/>
  </office:meta>
</office:document-meta>
</file>